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9.8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113"/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MECHANICAL (Profiles, screws, etc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2020_478</text:p>
          </table:table-cell>
          <table:table-cell office:value-type="string" calcext:value-type="string">
            <text:p>2020 profile – Length 478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56" calcext:value-type="currency">
            <text:p>€ 0,8560</text:p>
          </table:table-cell>
          <table:table-cell table:formula="of:=[.D4]*[.C4]" office:value-type="currency" office:currency="EUR" office:value="0.856" calcext:value-type="currency">
            <text:p>€ 0,86</text:p>
          </table:table-cell>
          <table:table-cell office:value-type="string" calcext:value-type="string">
            <text:p>JLCMC</text:p>
          </table:table-cell>
          <table:table-cell office:value-type="string" calcext:value-type="string">
            <text:p>X axis</text:p>
          </table:table-cell>
        </table:table-row>
        <table:table-row table:style-name="ro1">
          <table:table-cell office:value-type="string" calcext:value-type="string">
            <text:p>2020_450</text:p>
          </table:table-cell>
          <table:table-cell office:value-type="string" calcext:value-type="string">
            <text:p>2020 profile – Length 450mm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8062" calcext:value-type="currency">
            <text:p>€ 0,8062</text:p>
          </table:table-cell>
          <table:table-cell table:formula="of:=[.D5]*[.C5]" office:value-type="currency" office:currency="EUR" office:value="3.2248" calcext:value-type="currency">
            <text:p>€ 3,22</text:p>
          </table:table-cell>
          <table:table-cell office:value-type="string" calcext:value-type="string">
            <text:p>JLCMC</text:p>
          </table:table-cell>
          <table:table-cell office:value-type="string" calcext:value-type="string">
            <text:p>Y body</text:p>
          </table:table-cell>
        </table:table-row>
        <table:table-row table:style-name="ro1">
          <table:table-cell office:value-type="string" calcext:value-type="string">
            <text:p>2020_435</text:p>
          </table:table-cell>
          <table:table-cell office:value-type="string" calcext:value-type="string">
            <text:p>2020 profile – Length 435mm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7792" calcext:value-type="currency">
            <text:p>€ 0,7792</text:p>
          </table:table-cell>
          <table:table-cell table:formula="of:=[.D6]*[.C6]" office:value-type="currency" office:currency="EUR" office:value="3.1168" calcext:value-type="currency">
            <text:p>€ 3,12</text:p>
          </table:table-cell>
          <table:table-cell office:value-type="string" calcext:value-type="string">
            <text:p>JLCMC</text:p>
          </table:table-cell>
          <table:table-cell office:value-type="string" calcext:value-type="string">
            <text:p>X body</text:p>
          </table:table-cell>
        </table:table-row>
        <table:table-row table:style-name="ro1">
          <table:table-cell office:value-type="string" calcext:value-type="string">
            <text:p>2020_250</text:p>
          </table:table-cell>
          <table:table-cell office:value-type="string" calcext:value-type="string">
            <text:p>2020 profile – Length 250mm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4678" calcext:value-type="currency">
            <text:p>€ 0,4678</text:p>
          </table:table-cell>
          <table:table-cell table:formula="of:=[.D7]*[.C7]" office:value-type="currency" office:currency="EUR" office:value="1.8712" calcext:value-type="currency">
            <text:p>€ 1,87</text:p>
          </table:table-cell>
          <table:table-cell office:value-type="string" calcext:value-type="string">
            <text:p>JLCMC</text:p>
          </table:table-cell>
          <table:table-cell office:value-type="string" calcext:value-type="string">
            <text:p>Vertical / z axi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acket_2020</text:p>
          </table:table-cell>
          <table:table-cell office:value-type="string" calcext:value-type="string">
            <text:p>2020 profile angle bracket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0.0657" calcext:value-type="currency">
            <text:p>€ 0,0657</text:p>
          </table:table-cell>
          <table:table-cell table:formula="of:=[.D9]*[.C9]" office:value-type="currency" office:currency="EUR" office:value="3.285" calcext:value-type="currency">
            <text:p>€ 3,29</text:p>
          </table:table-cell>
          <table:table-cell office:value-type="string" calcext:value-type="string">
            <text:p>JLCMC</text:p>
          </table:table-cell>
          <table:table-cell office:value-type="string" calcext:value-type="string">
            <text:p>price for 50 or more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111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1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it" number:country="IT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10112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10112P0"/>
    </number:currency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13P0"/>
    </number:currency-style>
    <number:currency-style style:name="N10114P0" style:volatile="true" number:language="it" number:country="IT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11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7:31:42.389105600</meta:creation-date>
    <dc:date>2025-05-05T17:42:42.938205200</dc:date>
    <meta:editing-duration>PT47S</meta:editing-duration>
    <meta:editing-cycles>1</meta:editing-cycles>
    <meta:document-statistic meta:table-count="1" meta:cell-count="43" meta:object-count="0"/>
    <meta:generator>LibreOffice/25.2.2.2$Windows_X86_64 LibreOffice_project/7370d4be9e3cf6031a51beef54ff3bda878e3fac</meta:generator>
  </office:meta>
</office:document-meta>
</file>